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69907043823642567" text:style-name="Outline">
        <text:list-item>
          <text:h text:style-name="P3" text:outline-level="1">Claims Component</text:h>
        </text:list-item>
      </text:list>
      <text:p text:style-name="Standard"/>
      <text:p text:style-name="Standard"/>
      <text:list xml:id="list31774500" text:continue-numbering="true" text:style-name="Outline">
        <text:list-item>
          <text:list>
            <text:list-item>
              <text:h text:style-name="Heading_20_2" text:outline-level="2">Description:</text:h>
            </text:list-item>
          </text:list>
        </text:list-item>
      </text:list>
      <text:p text:style-name="Standard">The keys component is used for the management and viewing of keys for staff, clients, and customers.</text:p>
      <text:p text:style-name="Standard"/>
      <text:list xml:id="list31748769" text:continue-numbering="true" text:style-name="Outline">
        <text:list-item>
          <text:list>
            <text:list-item>
              <text:h text:style-name="Heading_20_2" text:outline-level="2">Requirements:</text:h>
            </text:list-item>
          </text:list>
        </text:list-item>
      </text:list>
      <text:p text:style-name="Standard">The keys component will provide an area for <text:span text:style-name="T1">backoffice admins</text:span> to view, edit and add keys information. It will <text:s/>track chain of custody for a key. It will also provide an area for clients and customers to view details about keys Phoenix has in their possession, and requests from Phoenix for clients/customers to come retrieve their keys when a claim is closed.</text:p>
      <text:p text:style-name="Standard"/>
      <text:list xml:id="list31768123" text:continue-numbering="true" text:style-name="Outline">
        <text:list-item>
          <text:list>
            <text:list-item>
              <text:h text:style-name="Heading_20_2" text:outline-level="2">Functions:</text:h>
            </text:list-item>
          </text:list>
        </text:list-item>
      </text:list>
      <text:p text:style-name="Standard">'Key Administrator' functions:</text:p>
      <text:list xml:id="list6437266339911084903" text:style-name="L2">
        <text:list-item>
          <text:p text:style-name="P2">list all keys</text:p>
        </text:list-item>
        <text:list-item>
          <text:p text:style-name="P2">add new key to a claim</text:p>
        </text:list-item>
        <text:list-item>
          <text:p text:style-name="P2">view key details</text:p>
        </text:list-item>
        <text:list-item>
          <text:p text:style-name="P2">upload photo</text:p>
        </text:list-item>
        <text:list-item>
          <text:p text:style-name="P2">list all comments</text:p>
        </text:list-item>
        <text:list-item>
          <text:p text:style-name="P2">list chain of custody history</text:p>
        </text:list-item>
        <text:list-item>
          <text:p text:style-name="P2">set key status (returned to owner, lost, etc...)</text:p>
        </text:list-item>
        <text:list-item>
          <text:p text:style-name="P2">file an incident on a key (part of the incidents component)</text:p>
        </text:list-item>
        <text:list-item>
          <text:p text:style-name="P2">transfer a key (from office to staff, staff to office)</text:p>
        </text:list-item>
        <text:list-item>
          <text:p text:style-name="P2">view key requests</text:p>
        </text:list-item>
        <text:list-item>
          <text:p text:style-name="P2">send request for pickup to customer (generates an alert on customer side)</text:p>
        </text:list-item>
      </text:list>
      <text:p text:style-name="Standard"/>
      <text:p text:style-name="Standard">Staff Key functions:</text:p>
      <text:list xml:id="list9080237536944202549" text:style-name="L1">
        <text:list-item>
          <text:p text:style-name="P1">reserve a key (to avoid multiple staff in different departments taking the same key)</text:p>
        </text:list-item>
        <text:list-item>
          <text:p text:style-name="P1">transfer a key (accept, deliver)</text:p>
        </text:list-item>
        <text:list-item>
          <text:p text:style-name="P1">upload photo</text:p>
        </text:list-item>
        <text:list-item>
          <text:p text:style-name="P1">add comments to key details</text:p>
        </text:list-item>
        <text:list-item>
          <text:p text:style-name="P1">view chain of custody</text:p>
        </text:list-item>
        <text:list-item>
          <text:p text:style-name="P1">view reserve on key (who do I pass it on to?)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CA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punctuation-wrap="hanging" style:writing-mode="lr-tb"/>
      <style:text-properties style:use-window-font-color="true" fo:font-size="12pt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weight="bold" style:font-weight-asian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/>
    </style:style>
    <style:style style:name="Heading4_20_List" style:display-name="Heading4 List" style:family="paragraph" style:parent-style-name="Heading_20_3" style:default-outline-level="" style:list-style-name="">
      <style:paragraph-properties fo:margin-left="1cm" fo:margin-right="0cm" fo:text-indent="-0.76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Meikle</meta:initial-creator>
    <dc:creator>Dave Meikle</dc:creator>
    <meta:editing-cycles>2</meta:editing-cycles>
    <meta:print-date>2113-01-01T07:00:00</meta:print-date>
    <meta:creation-date>2015-07-20T17:18:00</meta:creation-date>
    <dc:date>2015-07-20T11:59:45.88</dc:date>
    <meta:editing-duration>P0D</meta:editing-duration>
    <meta:generator>OpenOffice/4.1.1$Win32 OpenOffice.org_project/411m6$Build-9775</meta:generator>
    <meta:document-statistic meta:table-count="0" meta:image-count="0" meta:object-count="0" meta:page-count="1" meta:paragraph-count="25" meta:word-count="208" meta:character-count="115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